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2.838cm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1.1cm" fo:min-width="0.85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246cm" fo:min-width="0cm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2.6cm" fo:min-width="3.1cm"/>
    </style:style>
    <style:style style:name="gr6" style:family="graphic" style:parent-style-name="standard">
      <style:graphic-properties draw:fill-color="#ffff00" draw:textarea-vertical-align="middle" draw:auto-grow-height="false" fo:min-height="0.222cm" fo:min-width="0cm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476cm" fo:min-width="2.325cm"/>
    </style:style>
    <style:style style:name="gr8" style:family="graphic" style:parent-style-name="objectwithoutfill">
      <style:graphic-properties draw:marker-end="Arrow" draw:marker-end-width="0.3cm" draw:fill="solid" draw:fill-color="#ffff00" draw:textarea-vertical-align="middle"/>
    </style:style>
    <style:style style:name="gr9" style:family="graphic" style:parent-style-name="standard">
      <style:graphic-properties draw:fill-color="#e16173" draw:textarea-horizontal-align="justify" draw:textarea-vertical-align="middle" draw:auto-grow-height="false" fo:min-height="2.368cm" fo:min-width="2.118cm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1.701cm" fo:min-width="2.65cm"/>
    </style:style>
    <style:style style:name="gr11" style:family="graphic" style:parent-style-name="standard">
      <style:graphic-properties svg:stroke-color="#5983b0" draw:fill-color="#ffff00" draw:textarea-horizontal-align="justify" draw:textarea-vertical-align="middle" draw:auto-grow-height="false" fo:min-height="0.538cm" fo:min-width="0cm"/>
    </style:style>
    <style:style style:name="gr12" style:family="graphic" style:parent-style-name="standard">
      <style:graphic-properties svg:stroke-color="#5983b0" draw:fill-color="#ffff00" draw:textarea-vertical-align="middle"/>
      <style:paragraph-properties style:writing-mode="lr-tb"/>
    </style:style>
    <style:style style:name="gr13" style:family="graphic" style:parent-style-name="objectwithoutfill">
      <style:graphic-properties svg:stroke-color="#5983b0" draw:fill="solid" draw:fill-color="#ffff00" draw:textarea-vertical-align="middle"/>
    </style:style>
    <style:style style:name="gr14" style:family="graphic" style:parent-style-name="objectwithoutfill">
      <style:graphic-properties svg:stroke-color="#5983b0" draw:marker-start="Arrow" draw:marker-start-width="0.3cm" draw:marker-end="Arrow" draw:marker-end-width="0.3cm" draw:fill="solid" draw:fill-color="#ffff00" draw:textarea-vertical-align="middle"/>
    </style:style>
    <style:style style:name="gr15" style:family="graphic" style:parent-style-name="objectwithoutfill">
      <style:graphic-properties svg:stroke-color="#5983b0" draw:marker-end="Arrow" draw:marker-end-width="0.3cm" draw:fill="solid" draw:fill-color="#ffff00" draw:textarea-vertical-align="middle"/>
    </style:style>
    <style:style style:name="gr16" style:family="graphic" style:parent-style-name="standard">
      <style:graphic-properties svg:stroke-color="#5983b0" draw:fill-color="#ffff00" draw:textarea-horizontal-align="justify" draw:textarea-vertical-align="middle" draw:auto-grow-height="false" fo:min-height="0.35cm" fo:min-width="0.7cm"/>
    </style:style>
    <style:style style:name="gr17" style:family="graphic" style:parent-style-name="standard">
      <style:graphic-properties svg:stroke-color="#5983b0" draw:fill-color="#ffff00" draw:textarea-horizontal-align="justify" draw:textarea-vertical-align="middle" draw:auto-grow-height="false" fo:min-height="0cm" fo:min-width="0.638cm"/>
    </style:style>
    <style:style style:name="gr18" style:family="graphic" style:parent-style-name="standard">
      <style:graphic-properties svg:stroke-color="#5983b0" draw:fill-color="#ffff00" draw:textarea-horizontal-align="justify" draw:textarea-vertical-align="middle" draw:auto-grow-height="false" fo:min-height="0cm" fo:min-width="1.075cm"/>
    </style:style>
    <style:style style:name="gr19" style:family="graphic" style:parent-style-name="standard">
      <style:graphic-properties svg:stroke-color="#5983b0" draw:fill-color="#ffff00" draw:textarea-horizontal-align="justify" draw:textarea-vertical-align="middle" draw:auto-grow-height="false" fo:min-height="1.063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812cm" fo:min-width="0.278cm"/>
    </style:style>
    <style:style style:name="gr21" style:family="graphic" style:parent-style-name="standard">
      <style:graphic-properties draw:textarea-horizontal-align="justify" draw:textarea-vertical-align="middle" draw:auto-grow-height="false" fo:min-height="0.812cm" fo:min-width="0.1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textarea-vertical-align="middle"/>
    </style:style>
    <style:style style:name="gr25" style:family="graphic" style:parent-style-name="standard">
      <style:graphic-properties draw:fill="solid" draw:fill-color="#069a2e" draw:textarea-horizontal-align="justify" draw:textarea-vertical-align="middle" draw:auto-grow-height="false" fo:min-height="0.35cm" fo:min-width="1.4cm"/>
    </style:style>
    <style:style style:name="gr26" style:family="graphic" style:parent-style-name="standard">
      <style:graphic-properties draw:fill-color="#bbe33d" draw:textarea-horizontal-align="justify" draw:textarea-vertical-align="middle" draw:auto-grow-height="false" fo:min-height="2.357cm" fo:min-width="3.106cm"/>
    </style:style>
    <style:style style:name="gr27" style:family="graphic" style:parent-style-name="standard">
      <style:graphic-properties svg:stroke-color="#5983b0" draw:fill-color="#b4c7dc" draw:textarea-horizontal-align="justify" draw:textarea-vertical-align="middle" draw:auto-grow-height="false" fo:min-height="0.75cm" fo:min-width="1.8cm"/>
    </style:style>
    <style:style style:name="gr28" style:family="graphic" style:parent-style-name="standard">
      <style:graphic-properties draw:fill-color="#111111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3838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f5ce"/>
      <style:paragraph-properties fo:text-align="center"/>
    </style:style>
    <style:style style:name="P5" style:family="paragraph">
      <loext:graphic-properties draw:fill-color="#bbe33d"/>
      <style:paragraph-properties fo:text-align="center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-color="#ffff00"/>
      <style:paragraph-properties fo:text-align="center" style:writing-mode="lr-tb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solid" draw:fill-color="#069a2e"/>
      <style:paragraph-properties fo:text-align="center"/>
    </style:style>
    <style:style style:name="P16" style:family="paragraph">
      <loext:graphic-properties draw:fill-color="#b4c7dc"/>
      <style:paragraph-properties fo:text-align="center"/>
    </style:style>
    <style:style style:name="P17" style:family="paragraph">
      <loext:graphic-properties draw:fill-color="#111111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.9cm" svg:x="-5.6cm" svg:y="-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423cm" svg:height="0.802cm" svg:x="-5.223cm" svg:y="3.438cm">
          <draw:text-box>
            <text:p>Recepteur</text:p>
          </draw:text-box>
        </draw:frame>
        <draw:custom-shape draw:style-name="gr2" draw:text-style-name="P1" xml:id="id1" draw:id="id1" draw:layer="layout" svg:width="5.3cm" svg:height="2cm" svg:x="2cm" svg:y="3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layout" svg:width="1.8cm" svg:height="1.8cm" svg:x="3.2cm" svg:y="6.2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554.58078845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1.3cm" svg:height="1.4cm" svg:x="1.212cm" svg:y="1.986cm">
          <text:p/>
          <draw:enhanced-geometry svg:viewBox="0 0 21600 21600" draw:mirror-horizontal="false" draw:mirror-vertical="fals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5" draw:text-style-name="P4" draw:layer="layout" svg:width="3.6cm" svg:height="5.4cm" svg:x="16.3cm" svg:y="13.5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3" draw:layer="layout" svg:width="1.5cm" svg:height="1.5cm" svg:x="16.5cm" svg:y="4.59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5" xml:id="id10" draw:id="id10" draw:layer="layout" svg:width="3.4cm" svg:height="2.3cm" svg:x="2.7cm" svg:y="11.2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39.8956975228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6" draw:layer="layout" svg:x1="7.3cm" svg:y1="4.2cm" svg:x2="7.3cm" svg:y2="4.2cm" draw:start-shape="id1" draw:end-shape="id1" svg:d="M7300 4200z" svg:viewBox="0 0 1 1">
          <text:p/>
        </draw:connector>
        <draw:custom-shape draw:style-name="gr9" draw:text-style-name="P7" xml:id="id3" draw:id="id3" draw:layer="layout" svg:width="2.9cm" svg:height="2.9cm" svg:x="10.3cm" svg:y="10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5" draw:id="id5" draw:layer="layout" svg:width="3.8cm" svg:height="2.6cm" svg:x="13.2cm" svg:y="20.5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125.951557093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3" draw:layer="layout" svg:width="0.2cm" svg:height="0.9cm" svg:x="3.9cm" svg:y="5.498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8" draw:layer="layout" draw:line-skew="1.087cm" svg:x1="5cm" svg:y1="7.091cm" svg:x2="16.124cm" svg:y2="5.607cm" draw:start-shape="id2" draw:start-glue-point="9" svg:d="M5000 7091h6900v-1484h4224" svg:viewBox="0 0 11125 1485">
          <text:p text:style-name="P1"><text:s text:c="3"/></text:p>
        </draw:connector>
        <draw:connector draw:style-name="gr13" draw:text-style-name="P6" draw:layer="layout" draw:type="lines" draw:line-skew="0.001cm" svg:x1="11.75cm" svg:y1="10.598cm" svg:x2="11.747cm" svg:y2="7.098cm" draw:start-shape="id3" draw:start-glue-point="0" svg:d="M11750 10598v-500l-3-3000" svg:viewBox="0 0 4 3501">
          <text:p/>
        </draw:connector>
        <draw:connector draw:style-name="gr14" draw:text-style-name="P6" draw:layer="layout" svg:x1="11.75cm" svg:y1="13.498cm" svg:x2="17.5cm" svg:y2="19.298cm" draw:start-shape="id3" draw:start-glue-point="2" draw:end-shape="id4" draw:end-glue-point="3" svg:d="M11750 13498v5800h5750" svg:viewBox="0 0 5751 5801">
          <text:p/>
        </draw:connector>
        <draw:connector draw:style-name="gr15" draw:text-style-name="P6" draw:layer="layout" svg:x1="17cm" svg:y1="21.77cm" svg:x2="18.1cm" svg:y2="19.598cm" draw:start-shape="id5" draw:start-glue-point="9" draw:end-shape="id4" draw:end-glue-point="2" svg:d="M17000 21770h1100v-2172" svg:viewBox="0 0 1101 2173">
          <text:p/>
        </draw:connector>
        <draw:custom-shape draw:style-name="gr16" draw:text-style-name="P3" xml:id="id4" draw:id="id4" draw:layer="layout" svg:width="1.2cm" svg:height="0.6cm" svg:x="17.5cm" svg:y="18.9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3cm" svg:height="0.2cm" svg:x="5cm" svg:y="6.9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draw:layer="layout" svg:width="1.8cm" svg:height="0.2cm" svg:x="14.3cm" svg:y="5.4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cm" svg:height="1.5cm" svg:x="11.627cm" svg:y="8.4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xml:id="id6" draw:id="id6" draw:layer="layout" svg:width="1.1cm" svg:height="1.5cm" svg:x="9.3cm" svg:y="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7" draw:id="id7" draw:layer="layout" svg:width="0.9cm" svg:height="1.5cm" svg:x="12.3cm" svg:y="4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673cm" svg:height="0.806cm" svg:x="3.027cm" svg:y="3.6cm">
          <draw:text-box>
            <text:p text:style-name="P9">PV Production</text:p>
          </draw:text-box>
        </draw:frame>
        <draw:frame draw:style-name="gr23" draw:text-style-name="P12" draw:layer="layout" svg:width="3.1cm" svg:height="1.361cm" svg:x="2.2cm" svg:y="6.698cm">
          <draw:text-box>
            <text:p text:style-name="P11">Inverter <text:s text:c="8"/><text:s text:c="7"/></text:p>
          </draw:text-box>
        </draw:frame>
        <draw:frame draw:style-name="gr22" draw:text-style-name="P10" draw:layer="layout" svg:width="1.213cm" svg:height="0.806cm" svg:x="2.3cm" svg:y="5.398cm">
          <draw:text-box>
            <text:p text:style-name="P9"><text:span text:style-name="T1">DC</text:span></text:p>
          </draw:text-box>
        </draw:frame>
        <draw:frame draw:style-name="gr22" draw:text-style-name="P13" draw:layer="layout" svg:width="1.184cm" svg:height="0.802cm" svg:x="5.317cm" svg:y="7.336cm">
          <draw:text-box>
            <text:p>AC</text:p>
          </draw:text-box>
        </draw:frame>
        <draw:connector draw:style-name="gr24" draw:text-style-name="P14" draw:layer="layout" draw:type="curve" draw:line-skew="-0.852cm" svg:x1="9.85cm" svg:y1="7.998cm" svg:x2="3.454cm" svg:y2="11.15cm" draw:start-shape="id6" draw:start-glue-point="8" svg:d="M9850 7998c0 1462-6396-113-6396 3152" svg:viewBox="0 0 6397 3153">
          <text:p/>
        </draw:connector>
        <draw:connector draw:style-name="gr24" draw:text-style-name="P14" draw:layer="layout" draw:type="curve" svg:x1="12.75cm" svg:y1="6.398cm" svg:x2="4.883cm" svg:y2="11.044cm" draw:start-shape="id7" draw:start-glue-point="8" svg:d="M12750 6398c0 3861-7867 1538-7867 4646" svg:viewBox="0 0 7868 4647">
          <text:p/>
        </draw:connector>
        <draw:frame draw:style-name="gr22" draw:text-style-name="P13" draw:layer="layout" svg:width="1.433cm" svg:height="0.802cm" svg:x="9cm" svg:y="5.536cm">
          <draw:text-box>
            <text:p>CT1</text:p>
          </draw:text-box>
        </draw:frame>
        <draw:frame draw:style-name="gr22" draw:text-style-name="P13" draw:layer="layout" svg:width="1.433cm" svg:height="0.802cm" svg:x="11.9cm" svg:y="4.198cm">
          <draw:text-box>
            <text:p>CT2</text:p>
          </draw:text-box>
        </draw:frame>
        <draw:custom-shape draw:style-name="gr9" draw:text-style-name="P7" draw:layer="layout" svg:width="2.9cm" svg:height="2.9cm" svg:x="9.9cm" svg:y="10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9cm" svg:height="2.9cm" svg:x="9.5cm" svg:y="10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9cm" svg:height="2.9cm" svg:x="9.2cm" svg:y="9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1.789cm" svg:height="0.802cm" svg:x="10cm" svg:y="11.398cm">
          <draw:text-box>
            <text:p>Users</text:p>
          </draw:text-box>
        </draw:frame>
        <draw:frame draw:style-name="gr22" draw:text-style-name="P13" draw:layer="layout" svg:width="2.644cm" svg:height="1.353cm" svg:x="2.756cm" svg:y="11.498cm">
          <draw:text-box>
            <text:p>Main</text:p>
            <text:p>Controller</text:p>
          </draw:text-box>
        </draw:frame>
        <draw:custom-shape draw:style-name="gr25" draw:text-style-name="P15" draw:layer="layout" svg:width="1.9cm" svg:height="0.6cm" svg:x="3.2cm" svg:y="12.898cm">
          <text:p/>
          <draw:enhanced-geometry svg:viewBox="0 0 21600 21600" draw:type="rectangle" draw:enhanced-path="M 0 0 L 21600 0 21600 21600 0 21600 0 0 Z N"/>
        </draw:custom-shape>
        <draw:frame draw:style-name="gr22" draw:text-style-name="P13" xml:id="id8" draw:id="id8" draw:layer="layout" svg:width="1.459cm" svg:height="0.802cm" svg:x="3.241cm" svg:y="12.796cm">
          <draw:text-box>
            <text:p>Pico</text:p>
          </draw:text-box>
        </draw:frame>
        <draw:frame draw:style-name="gr22" draw:text-style-name="P13" draw:layer="layout" svg:width="2.551cm" svg:height="0.802cm" svg:x="3.7cm" svg:y="23.598cm">
          <draw:text-box>
            <text:p>M5 Stack</text:p>
          </draw:text-box>
        </draw:frame>
        <draw:g>
          <draw:custom-shape draw:style-name="gr26" draw:text-style-name="P5" xml:id="id9" draw:id="id9" draw:layer="layout" svg:width="4cm" svg:height="3cm" svg:x="3.2cm" svg:y="20.59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2835.8547150949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6" draw:layer="layout" svg:width="2.3cm" svg:height="1cm" svg:x="3.9cm" svg:y="21.39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0.3cm" svg:height="0.1cm" svg:x="5.9cm" svg:y="22.99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0.3cm" svg:height="0.1cm" svg:x="4.9cm" svg:y="22.99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0.3cm" svg:height="0.1cm" svg:x="3.9cm" svg:y="22.998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3" draw:layer="layout" svg:width="2.119cm" svg:height="0.802cm" svg:x="3.9cm" svg:y="21.496cm">
            <draw:text-box>
              <text:p>Display</text:p>
            </draw:text-box>
          </draw:frame>
        </draw:g>
        <draw:connector draw:style-name="gr29" draw:text-style-name="P14" draw:layer="layout" svg:x1="3.97cm" svg:y1="13.598cm" svg:x2="3.2cm" svg:y2="22.295cm" draw:start-shape="id8" draw:start-glue-point="2" draw:end-shape="id9" draw:end-glue-point="6" svg:d="M3970 13598v3500h-1271v5197h501" svg:viewBox="0 0 1272 8698">
          <text:p/>
        </draw:connector>
        <draw:connector draw:style-name="gr29" draw:text-style-name="P14" draw:layer="layout" draw:line-skew="-1.251cm" svg:x1="6.1cm" svg:y1="12.448cm" svg:x2="13.2cm" svg:y2="21.898cm" draw:start-shape="id10" draw:end-shape="id5" svg:d="M6100 12448h2300v9450h4800" svg:viewBox="0 0 7101 9451">
          <text:p/>
        </draw:connector>
        <draw:frame draw:style-name="gr30" draw:text-style-name="P13" draw:layer="layout" svg:width="2.39cm" svg:height="0.802cm" svg:x="2.61cm" svg:y="17.096cm">
          <draw:text-box>
            <text:p>Can Bus</text:p>
          </draw:text-box>
        </draw:frame>
        <draw:frame draw:style-name="gr22" draw:text-style-name="P13" draw:layer="layout" svg:width="2.39cm" svg:height="0.802cm" svg:x="6.11cm" svg:y="17.998cm">
          <draw:text-box>
            <text:p>Can Bus</text:p>
          </draw:text-box>
        </draw:frame>
        <draw:frame draw:style-name="gr22" draw:text-style-name="P13" draw:layer="layout" svg:width="3.334cm" svg:height="0.802cm" svg:x="16.4cm" svg:y="12.696cm">
          <draw:text-box>
            <text:p>Water heater</text:p>
          </draw:text-box>
        </draw:frame>
        <draw:frame draw:style-name="gr22" draw:text-style-name="P13" xml:id="id11" draw:id="id11" draw:layer="layout" svg:width="1.844cm" svg:height="0.802cm" svg:x="16.322cm" svg:y="16.198cm">
          <draw:text-box>
            <text:p>Temp.</text:p>
          </draw:text-box>
        </draw:frame>
        <draw:frame draw:style-name="gr22" draw:text-style-name="P13" draw:layer="layout" svg:width="1.349cm" svg:height="0.802cm" svg:x="17.4cm" svg:y="18.898cm">
          <draw:text-box>
            <text:p>Pwr</text:p>
          </draw:text-box>
        </draw:frame>
        <draw:connector draw:style-name="gr24" draw:text-style-name="P14" draw:layer="layout" svg:x1="16.322cm" svg:y1="16.599cm" svg:x2="15.228cm" svg:y2="20.598cm" draw:start-shape="id11" draw:start-glue-point="3" draw:end-shape="id5" draw:end-glue-point="4" svg:d="M16322 16599h-1094v3999" svg:viewBox="0 0 1095 4000">
          <text:p/>
        </draw:connector>
        <draw:frame draw:style-name="gr22" draw:text-style-name="P13" draw:layer="layout" svg:width="2.644cm" svg:height="1.353cm" svg:x="13.956cm" svg:y="21.045cm">
          <draw:text-box>
            <text:p>Heater</text:p>
            <text:p>Controller</text:p>
          </draw:text-box>
        </draw:frame>
        <draw:frame draw:style-name="gr22" draw:text-style-name="P13" draw:layer="layout" svg:width="2.445cm" svg:height="0.802cm" svg:x="16.455cm" svg:y="3.4cm">
          <draw:text-box>
            <text:p>Mains IN</text:p>
          </draw:text-box>
        </draw:frame>
        <draw:frame draw:style-name="gr22" draw:text-style-name="P13" xml:id="id12" draw:id="id12" draw:layer="layout" svg:width="0.828cm" svg:height="0.802cm" svg:x="7.6cm" svg:y="9.598cm">
          <draw:text-box>
            <text:p>V</text:p>
          </draw:text-box>
        </draw:frame>
        <draw:connector draw:style-name="gr24" draw:text-style-name="P14" draw:layer="layout" draw:type="curve" svg:x1="7.6cm" svg:y1="9.999cm" svg:x2="6.262cm" svg:y2="11.818cm" draw:start-shape="id12" draw:start-glue-point="3" svg:d="M7600 9999c-1378 0-710 1819-1338 1819" svg:viewBox="0 0 1339 182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23:34:59.550937671</meta:creation-date>
    <dc:date>2023-04-07T15:36:32.210624929</dc:date>
    <meta:editing-duration>PT6H14M26S</meta:editing-duration>
    <meta:editing-cycles>10</meta:editing-cycles>
    <meta:generator>LibreOffice/6.4.7.2$Linux_X86_64 LibreOffice_project/40$Build-2</meta:generator>
    <meta:document-statistic meta:object-count="57"/>
  </office:meta>
</office:document-meta>
</file>